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5f5a" officeooo:paragraph-rsid="00165f5a" style:font-size-asian="16pt" style:font-size-complex="16pt"/>
    </style:style>
    <style:style style:name="P2" style:family="paragraph" style:parent-style-name="Standard">
      <style:text-properties fo:font-size="16pt" officeooo:rsid="0014aab1" officeooo:paragraph-rsid="0014aab1" style:font-size-asian="16pt" style:font-size-complex="16pt"/>
    </style:style>
    <style:style style:name="T1" style:family="text">
      <style:text-properties officeooo:rsid="00164c17"/>
    </style:style>
    <style:style style:name="T2" style:family="text">
      <style:text-properties officeooo:rsid="00165f5a"/>
    </style:style>
    <style:style style:name="T3" style:family="text">
      <style:text-properties officeooo:rsid="0017924e"/>
    </style:style>
    <style:style style:name="T4" style:family="text">
      <style:text-properties officeooo:rsid="0017a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</text:p>
      <text:p text:style-name="P1"/>
      <text:p text:style-name="P2">- Programa elaborado na plataforma Linux. <text:span text:style-name="T2">F</text:span>oi testado e executado normalmente nas distribuições Ubuntu 14.04 e Fedora 21.</text:p>
      <text:p text:style-name="P2"/>
      <text:p text:style-name="P2">- Para indexar o caminho do arquivo, não foi necessário colocar as barras invertidas. <text:span text:style-name="T4">Basta apenas</text:span> entrar na pasta que deseja-se salvar o arquivo e criá-lo<text:span text:style-name="T3">(nomearquivo.txt)</text:span>, posteriormente usar a combinação Ctrl+<text:span text:style-name="T1">C(no arquivo) para copiar o caminho</text:span>, depois <text:span text:style-name="T1">basta</text:span> cola<text:span text:style-name="T1">r </text:span>e<text:span text:style-name="T1">ste</text:span> <text:span text:style-name="T1">caminho</text:span> no formulário do programa.</text:p>
      <text:p text:style-name="P2"/>
      <text:p text:style-name="P1">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on Ricardo</meta:initial-creator>
    <meta:creation-date>2015-03-16T20:24:52.585200453</meta:creation-date>
    <meta:generator>LibreOffice/4.3.6.2$Linux_x86 LibreOffice_project/430$Build-2</meta:generator>
    <dc:date>2015-04-06T13:08:04.588228428</dc:date>
    <meta:editing-duration>PT9M52S</meta:editing-duration>
    <meta:editing-cycles>5</meta:editing-cycles>
    <meta:document-statistic meta:table-count="0" meta:image-count="0" meta:object-count="0" meta:page-count="1" meta:paragraph-count="4" meta:word-count="65" meta:character-count="534" meta:non-whitespace-character-count="473"/>
  </office:meta>
</office:document-meta>
</file>